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a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dal positi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mpresso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hamm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arp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reen amp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q gree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een cab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green cab tunin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ed amp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q re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ed ca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ed cab tuning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horus mod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everb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xpr pedal amp</text:p>
          </table:table-cell>
          <table:table-cell office:value-type="float" office:value="153" calcext:value-type="float">
            <text:p>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4:43:45.369000000</meta:creation-date>
    <dc:date>2024-11-03T16:27:59.658000000</dc:date>
    <meta:editing-duration>PT1H33M24S</meta:editing-duration>
    <meta:editing-cycles>1</meta:editing-cycles>
    <meta:document-statistic meta:table-count="1" meta:cell-count="36" meta:object-count="0"/>
    <meta:generator>LibreOffice/24.8.2.1$Windows_X86_64 LibreOffice_project/0f794b6e29741098670a3b95d60478a65d05ef13</meta:generator>
  </office:meta>
</office:document-meta>
</file>